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8.013cm"/>
    </style:style>
    <style:style style:name="co1" style:family="table-column">
      <style:table-column-properties style:column-width="5.223cm" style:use-optimal-column-width="false"/>
    </style:style>
    <style:style style:name="co2" style:family="table-column">
      <style:table-column-properties style:column-width="5.497cm" style:use-optimal-column-width="false"/>
    </style:style>
    <style:style style:name="co3" style:family="table-column">
      <style:table-column-properties style:column-width="6.109cm" style:use-optimal-column-width="false"/>
    </style:style>
    <style:style style:name="co4" style:family="table-column">
      <style:table-column-properties style:column-width="5.189cm" style:use-optimal-column-width="false"/>
    </style:style>
    <style:style style:name="co5" style:family="table-column">
      <style:table-column-properties style:column-width="5.646cm" style:use-optimal-column-width="false"/>
    </style:style>
    <style:style style:name="co6" style:family="table-column">
      <style:table-column-properties style:column-width="5.645cm" style:use-optimal-column-width="false"/>
    </style:style>
    <style:style style:name="co7" style:family="table-column">
      <style:table-column-properties style:column-width="3.791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LZ77 Compress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We wanted to do LZ77</text:p>
              </text:list-item>
              <text:list-item>
                <text:p>Sliding Window</text:p>
              </text:list-item>
              <text:list-item>
                <text:p>Inefficient, requires large memory</text:p>
              </text:list-item>
              <text:list-item>
                <text:p>Turns out LZ77 performs poorly for typical sensor network data</text:p>
              </text:list-item>
            </text:list>
          </draw:text-box>
        </draw:frame>
        <draw:frame draw:style-name="standard" draw:layer="layout" svg:width="22.017cm" svg:height="3.887cm" svg:x="3.14cm" svg:y="14.0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LZ77</text:p>
              </table:table-cell>
              <table:table-cell>
                <text:p>RLE</text:p>
              </table:table-cell>
              <table:table-cell>
                <text:p>Huffman</text:p>
              </table:table-cell>
            </table:table-row>
            <table:table-row table:style-name="ro1" table:default-cell-style-name="ce1">
              <table:table-cell>
                <text:p>Volcano</text:p>
              </table:table-cell>
              <table:table-cell>
                <text:p>99.7%</text:p>
              </table:table-cell>
              <table:table-cell>
                <text:p>100.1%</text:p>
              </table:table-cell>
              <table:table-cell>
                <text:p>81.6%</text:p>
              </table:table-cell>
            </table:table-row>
            <table:table-row table:style-name="ro1" table:default-cell-style-name="ce1">
              <table:table-cell>
                <text:p>SHIMMER</text:p>
              </table:table-cell>
              <table:table-cell>
                <text:p>88.5% - 98.8%</text:p>
              </table:table-cell>
              <table:table-cell>
                <text:p>100.1%</text:p>
              </table:table-cell>
              <table:table-cell>
                <text:p>70.8%</text:p>
              </table:table-cell>
            </table:table-row>
            <table:table-row table:style-name="ro1" table:default-cell-style-name="ce1">
              <table:table-cell>
                <text:p>Marmot chirps</text:p>
              </table:table-cell>
              <table:table-cell>
                <text:p>98.5%</text:p>
              </table:table-cell>
              <table:table-cell>
                <text:p>100.2%</text:p>
              </table:table-cell>
              <table:table-cell>
                <text:p>70.2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Variable Block Size Delta Encoding</text:p>
          </draw:text-box>
        </draw:frame>
        <draw:frame presentation:style-name="pr2" draw:layer="layout" svg:width="25.199cm" svg:height="15.547cm" svg:x="1.4cm" svg:y="4.914cm" presentation:class="outline" presentation:user-transformed="true">
          <draw:text-box>
            <text:list text:style-name="L2">
              <text:list-item>
                <text:p>We found that delta encoding yielded good compression ratios.</text:p>
              </text:list-item>
              <text:list-item>
                <text:p>Fixed size packets (30 – 100 bytes)</text:p>
              </text:list-item>
              <text:list-item>
                <text:p>We encode deltas in the fewest bits possible</text:p>
              </text:list-item>
              <text:list-item>
                <text:p>Each packet has a header</text:p>
                <text:list>
                  <text:list-item>
                    <text:p>First data element</text:p>
                  </text:list-item>
                  <text:list-item>
                    <text:p>Block size</text:p>
                  </text:list-item>
                  <text:list-item>
                    <text:p>Bits per delta</text:p>
                  </text:list-item>
                  <text:list-item>
                    <text:p>3 bytes for SHIMMER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Variable Block Size Delta Encodi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t each time step we calculate the delta</text:p>
              </text:list-item>
              <text:list-item>
                <text:p>We find the # of bits needed to encode the delta</text:p>
              </text:list-item>
              <text:list-item>
                <text:p>Each delta is encoded with the bits needed for the largest delta</text:p>
              </text:list-item>
              <text:list-item>
                <text:p>New elements arrive</text:p>
              </text:list-item>
              <text:list-item>
                <text:p>See if the new delta fits</text:p>
              </text:list-item>
              <text:list-item>
                <text:p>Send block and start over</text:p>
              </text:list-item>
            </text:list>
          </draw:text-box>
        </draw:frame>
        <draw:frame draw:style-name="gr2" draw:text-style-name="P1" draw:layer="layout" svg:width="10.933cm" svg:height="8.89cm" svg:x="16.372cm" svg:y="10.795cm">
          <draw:image xlink:href="../shimme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Variable Block Size Delta Encodi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Minimal computation</text:p>
              </text:list-item>
              <text:list-item>
                <text:p>Yields good compression ratios for sensor data</text:p>
              </text:list-item>
              <text:list-item>
                <text:p>High variability reduces compression</text:p>
              </text:list-item>
            </text:list>
          </draw:text-box>
        </draw:frame>
        <draw:frame draw:style-name="standard" draw:layer="layout" svg:width="24.25cm" svg:height="3.887cm" svg:x="1.669cm" svg:y="12.15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/>
              <table:table-cell>
                <text:p>Delta encoding</text:p>
              </table:table-cell>
              <table:table-cell>
                <text:p>LZ77</text:p>
              </table:table-cell>
              <table:table-cell>
                <text:p>RLE</text:p>
              </table:table-cell>
              <table:table-cell>
                <text:p>Huffman</text:p>
              </table:table-cell>
            </table:table-row>
            <table:table-row table:style-name="ro1" table:default-cell-style-name="ce1">
              <table:table-cell>
                <text:p>Volcano</text:p>
              </table:table-cell>
              <table:table-cell>
                <text:p>53.3%</text:p>
              </table:table-cell>
              <table:table-cell>
                <text:p>99.7%</text:p>
              </table:table-cell>
              <table:table-cell>
                <text:p>100.1%</text:p>
              </table:table-cell>
              <table:table-cell>
                <text:p>81.6%</text:p>
              </table:table-cell>
            </table:table-row>
            <table:table-row table:style-name="ro1" table:default-cell-style-name="ce1">
              <table:table-cell>
                <text:p>SHIMMER</text:p>
              </table:table-cell>
              <table:table-cell>
                <text:p>42.2% - 62.8%</text:p>
              </table:table-cell>
              <table:table-cell>
                <text:p>88.5% - 98.8%</text:p>
              </table:table-cell>
              <table:table-cell>
                <text:p>100.1%</text:p>
              </table:table-cell>
              <table:table-cell>
                <text:p>70.8%</text:p>
              </table:table-cell>
            </table:table-row>
            <table:table-row table:style-name="ro1" table:default-cell-style-name="ce1">
              <table:table-cell>
                <text:p>Marmot Chirps</text:p>
              </table:table-cell>
              <table:table-cell>
                <text:p>33.1%</text:p>
              </table:table-cell>
              <table:table-cell>
                <text:p>98.5%</text:p>
              </table:table-cell>
              <table:table-cell>
                <text:p>100.2%</text:p>
              </table:table-cell>
              <table:table-cell>
                <text:p>70.2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6" draw:layer="layout" svg:width="25.199cm" svg:height="18.013cm" svg:x="1.4cm" svg:y="0.635cm" presentation:class="sub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2T10:25:03</meta:creation-date>
    <meta:editing-duration>PT00H37M39S</meta:editing-duration>
    <meta:editing-cycles>5</meta:editing-cycles>
    <dc:date>2009-05-12T11:33:03</dc:date>
    <meta:generator>OpenOffice.org/3.0$Unix OpenOffice.org_project/300m15$Build-9379</meta:gener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